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style:text-underline-style="solid" style:text-underline-width="auto" style:text-underline-color="font-color" officeooo:rsid="000b6f44" officeooo:paragraph-rsid="000b6f44" style:font-size-asian="15pt" style:font-style-asian="italic" style:font-size-complex="15pt" style:font-style-complex="italic"/>
    </style:style>
    <style:style style:name="P2" style:family="paragraph" style:parent-style-name="Standard">
      <style:text-properties fo:font-size="11pt" fo:font-style="normal" style:text-underline-style="none" officeooo:rsid="000b6f44" officeooo:paragraph-rsid="000b6f44" style:font-size-asian="9.60000038146973pt" style:font-style-asian="normal" style:font-size-complex="11pt" style:font-style-complex="normal"/>
    </style:style>
    <style:style style:name="P3" style:family="paragraph" style:parent-style-name="Standard" style:list-style-name="L1">
      <style:text-properties fo:font-size="11pt" fo:font-style="normal" style:text-underline-style="none" officeooo:rsid="000b6f44" officeooo:paragraph-rsid="000b6f44" style:font-size-asian="9.60000038146973pt" style:font-style-asian="normal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style="normal" style:text-underline-style="none" officeooo:rsid="000b6f44" officeooo:paragraph-rsid="000b6f44" style:font-size-asian="11pt" style:font-style-asian="normal" style:font-size-complex="11pt" style:font-style-complex="normal"/>
    </style:style>
    <style:style style:name="P5" style:family="paragraph" style:parent-style-name="Standard" style:list-style-name="L4">
      <style:paragraph-properties fo:text-align="justify" style:justify-single-word="false"/>
      <style:text-properties fo:font-size="11pt" fo:font-style="normal" style:text-underline-style="none" officeooo:rsid="000b6f44" officeooo:paragraph-rsid="000b6f44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style="normal" style:text-underline-style="none" officeooo:rsid="000c690b" officeooo:paragraph-rsid="000c690b" style:font-size-asian="11pt" style:font-style-asian="normal" style:font-size-complex="11pt" style:font-style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font-size="11pt" fo:font-style="normal" style:text-underline-style="none" officeooo:rsid="000c690b" officeooo:paragraph-rsid="000c690b" style:font-size-asian="11pt" style:font-style-asian="normal" style:font-size-complex="11pt" style:font-style-complex="normal"/>
    </style:style>
    <style:style style:name="P8" style:family="paragraph" style:parent-style-name="Standard" style:list-style-name="L6">
      <style:paragraph-properties fo:text-align="justify" style:justify-single-word="false"/>
      <style:text-properties fo:font-size="11pt" fo:font-style="normal" style:text-underline-style="none" officeooo:rsid="000c690b" officeooo:paragraph-rsid="000c690b" style:font-size-asian="11pt" style:font-style-asian="normal" style:font-size-complex="11pt" style:font-style-complex="normal"/>
    </style:style>
    <style:style style:name="P9" style:family="paragraph" style:parent-style-name="Standard" style:list-style-name="L7">
      <style:paragraph-properties fo:text-align="justify" style:justify-single-word="false"/>
      <style:text-properties fo:font-size="11pt" fo:font-style="normal" style:text-underline-style="none" officeooo:rsid="000c690b" officeooo:paragraph-rsid="000c690b" style:font-size-asian="11pt" style:font-style-asian="normal" style:font-size-complex="11pt" style:font-style-complex="normal"/>
    </style:style>
    <style:style style:name="P10" style:family="paragraph" style:parent-style-name="Standard" style:list-style-name="L8">
      <style:paragraph-properties fo:text-align="justify" style:justify-single-word="false"/>
      <style:text-properties fo:font-size="11pt" fo:font-style="normal" style:text-underline-style="none" officeooo:rsid="000c690b" officeooo:paragraph-rsid="000c690b" style:font-size-asian="11pt" style:font-style-asian="normal" style:font-size-complex="11pt" style:font-style-complex="normal"/>
    </style:style>
    <style:style style:name="P11" style:family="paragraph" style:parent-style-name="Standard" style:list-style-name="L9">
      <style:paragraph-properties fo:text-align="justify" style:justify-single-word="false"/>
      <style:text-properties fo:font-size="11pt" fo:font-style="normal" style:text-underline-style="none" officeooo:rsid="000c690b" officeooo:paragraph-rsid="000c690b" style:font-size-asian="11pt" style:font-style-asian="normal" style:font-size-complex="11pt" style:font-style-complex="normal"/>
    </style:style>
    <style:style style:name="P12" style:family="paragraph" style:parent-style-name="Standard" style:list-style-name="L10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14" style:family="paragraph" style:parent-style-name="Standard" style:list-style-name="L11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15" style:family="paragraph" style:parent-style-name="Standard" style:list-style-name="L12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16" style:family="paragraph" style:parent-style-name="Standard" style:list-style-name="L13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17" style:family="paragraph" style:parent-style-name="Standard" style:list-style-name="L14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18" style:family="paragraph" style:parent-style-name="Standard" style:list-style-name="L15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19" style:family="paragraph" style:parent-style-name="Standard" style:list-style-name="L16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20" style:family="paragraph" style:parent-style-name="Standard" style:list-style-name="L17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21" style:family="paragraph" style:parent-style-name="Standard" style:list-style-name="L18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22" style:family="paragraph" style:parent-style-name="Standard" style:list-style-name="L19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23" style:family="paragraph" style:parent-style-name="Standard" style:list-style-name="L20">
      <style:paragraph-properties fo:text-align="justify" style:justify-single-word="false"/>
      <style:text-properties fo:font-size="11pt" fo:font-style="normal" style:text-underline-style="none" officeooo:rsid="000d1b02" officeooo:paragraph-rsid="000d1b0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style:text-underline-style="none" officeooo:rsid="000db224" officeooo:paragraph-rsid="000db224" style:font-size-asian="11pt" style:font-style-asian="normal" style:font-size-complex="11pt" style:font-style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0b6f44"/>
    </style:style>
    <style:style style:name="T1" style:family="text">
      <style:text-properties fo:font-size="11pt" fo:font-style="normal" style:text-underline-style="none" officeooo:rsid="000b6f44" style:font-size-asian="11pt" style:font-style-asian="normal" style:font-size-complex="11pt" style:font-style-complex="normal"/>
    </style:style>
    <style:style style:name="T2" style:family="text">
      <style:text-properties officeooo:rsid="000c69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faillances organiques et processus dégénératifs : l’insuffisance respiratoire.</text:p>
      <text:p text:style-name="P1"/>
      <text:p text:style-name="P2"/>
      <text:p text:style-name="P2">L’insuffisance respiratoire est l’incapacité à assurer l’hématose : PaO2 &lt; 70 mmHg.</text:p>
      <text:p text:style-name="P2">Il n’y a rien à voir avec l’indication d’oxygénothérapie.</text:p>
      <text:p text:style-name="P2"/>
      <text:p text:style-name="P2">Les signes cliniques respiratoire<text:span text:style-name="T2">s</text:span>:</text:p>
      <text:list xml:id="list3769481906" text:style-name="L1">
        <text:list-item>
          <text:p text:style-name="P3">la dyspnée, l’essoufflement</text:p>
        </text:list-item>
        <text:list-item>
          <text:p text:style-name="P3">douleur thoracique</text:p>
        </text:list-item>
        <text:list-item>
          <text:p text:style-name="P3">distension thoracique</text:p>
        </text:list-item>
        <text:list-item>
          <text:p text:style-name="P3">cyanose</text:p>
        </text:list-item>
      </text:list>
      <text:p text:style-name="P2"/>
      <text:p text:style-name="P4">Les signes cliniques cardiaques</text:p>
      <text:list xml:id="list3313004854" text:style-name="L3">
        <text:list-item>
          <text:p text:style-name="P25"><text:span text:style-name="T1">OMI, turgescence jugulaire, tachycardie, hépatomégalie</text:span></text:p>
        </text:list-item>
      </text:list>
      <text:p text:style-name="P4"/>
      <text:p text:style-name="P4">Les signes neurologiques :</text:p>
      <text:list xml:id="list581333544" text:style-name="L4">
        <text:list-item>
          <text:p text:style-name="P5">agitation</text:p>
        </text:list-item>
        <text:list-item>
          <text:p text:style-name="P5">confusion</text:p>
        </text:list-item>
        <text:list-item>
          <text:p text:style-name="P5">angoisse +++</text:p>
        </text:list-item>
        <text:list-item>
          <text:p text:style-name="P5">somnolence (hypercapnie)</text:p>
        </text:list-item>
      </text:list>
      <text:p text:style-name="P4"/>
      <text:p text:style-name="P4"/>
      <text:p text:style-name="P6">Il y a une inadéquation ventilation/perfusion :</text:p>
      <text:list xml:id="list2975418310" text:style-name="L5">
        <text:list-item>
          <text:p text:style-name="P7">effet shunt (zone mal ventilée)</text:p>
        </text:list-item>
        <text:list-item>
          <text:p text:style-name="P7">shunt vrai</text:p>
          <text:p text:style-name="P7"/>
        </text:list-item>
      </text:list>
      <text:p text:style-name="P6">Hypoventilation alvéolaire :</text:p>
      <text:list xml:id="list3339666191" text:style-name="L6">
        <text:list-item>
          <text:p text:style-name="P8">pure : pas d’atteinte bronchopulmonaire</text:p>
        </text:list-item>
        <text:list-item>
          <text:p text:style-name="P8">effet espace mort (zone ventilée non perfusée)</text:p>
          <text:p text:style-name="P8"/>
        </text:list-item>
      </text:list>
      <text:p text:style-name="P6">Atteinte de la membrane alvéolo-capillaire :</text:p>
      <text:list xml:id="list1918406611" text:style-name="L7">
        <text:list-item>
          <text:p text:style-name="P9">Épaisseur de la membrane : PID (pneumopathie infiltrative diffuse)</text:p>
        </text:list-item>
        <text:list-item>
          <text:p text:style-name="P9">réduction du lit vasculaire : embolie pulmonaire, HTAP</text:p>
        </text:list-item>
        <text:list-item>
          <text:p text:style-name="P9">destruction alvéole : emphysème. </text:p>
        </text:list-item>
      </text:list>
      <text:p text:style-name="P6"/>
      <text:p text:style-name="P6">Hypoventilation :</text:p>
      <text:p text:style-name="P6"/>
      <text:p text:style-name="P6">Atteinte de la pompe respiratoire</text:p>
      <text:list xml:id="list1722696673" text:style-name="L8">
        <text:list-item>
          <text:p text:style-name="P10">Muscles</text:p>
        </text:list-item>
        <text:list-item>
          <text:p text:style-name="P10">commande centrale</text:p>
        </text:list-item>
        <text:list-item>
          <text:p text:style-name="P10">paroi</text:p>
          <text:p text:style-name="P10"/>
        </text:list-item>
      </text:list>
      <text:p text:style-name="P6">Hétérogénéité du rapport ventilation/perfusion</text:p>
      <text:list xml:id="list502462894" text:style-name="L9">
        <text:list-item>
          <text:p text:style-name="P11">TVO +++ (trouble ventilatoire obstructif).</text:p>
        </text:list-item>
      </text:list>
      <text:p text:style-name="P6"/>
      <text:p text:style-name="P6">L’insuffisance respiratoire aiguë</text:p>
      <text:p text:style-name="P6"/>
      <text:p text:style-name="P6">Les obstacles</text:p>
      <text:list xml:id="list1773486943" text:style-name="L10">
        <text:list-item>
          <text:p text:style-name="P12">corps étrangers</text:p>
        </text:list-item>
        <text:list-item>
          <text:p text:style-name="P12">VAS</text:p>
        </text:list-item>
        <text:list-item>
          <text:p text:style-name="P12">crise d’asthme</text:p>
        </text:list-item>
        <text:list-item>
          <text:p text:style-name="P12">exacerbation de BPCO</text:p>
        </text:list-item>
      </text:list>
      <text:p text:style-name="P13"/>
      <text:p text:style-name="P13"/>
      <text:p text:style-name="P13"/>
      <text:p text:style-name="P13"/>
      <text:p text:style-name="P13"><text:soft-page-break/></text:p>
      <text:p text:style-name="P13">Atteinte centrale</text:p>
      <text:list xml:id="list3160269695" text:style-name="L11">
        <text:list-item>
          <text:p text:style-name="P14">AVC</text:p>
        </text:list-item>
        <text:list-item>
          <text:p text:style-name="P14">Traum</text:p>
        </text:list-item>
        <text:list-item>
          <text:p text:style-name="P14">Toxiques</text:p>
        </text:list-item>
        <text:list-item>
          <text:p text:style-name="P14">Neuromusculaire</text:p>
        </text:list-item>
      </text:list>
      <text:p text:style-name="P6"/>
      <text:p text:style-name="P13">Atteinte de la paroi</text:p>
      <text:list xml:id="list1111310822" text:style-name="L13">
        <text:list-item>
          <text:p text:style-name="P16">pneumothorax</text:p>
        </text:list-item>
        <text:list-item>
          <text:p text:style-name="P16">pleurésie</text:p>
        </text:list-item>
        <text:list-item>
          <text:p text:style-name="P16">trauma thoracique</text:p>
          <text:p text:style-name="P16"/>
        </text:list-item>
      </text:list>
      <text:p text:style-name="P13">Atteinte du parenchyme</text:p>
      <text:list xml:id="list541455341" text:style-name="L12">
        <text:list-item>
          <text:p text:style-name="P15">pneumopathie</text:p>
        </text:list-item>
        <text:list-item>
          <text:p text:style-name="P15">OAP</text:p>
        </text:list-item>
        <text:list-item>
          <text:p text:style-name="P15">SDRA</text:p>
        </text:list-item>
        <text:list-item>
          <text:p text:style-name="P15">PID aiguë</text:p>
          <text:p text:style-name="P15"/>
        </text:list-item>
      </text:list>
      <text:p text:style-name="P13">Atteinte vasculaire</text:p>
      <text:list xml:id="list4266244242" text:style-name="L14">
        <text:list-item>
          <text:p text:style-name="P17">EP</text:p>
        </text:list-item>
        <text:list-item>
          <text:p text:style-name="P17">HTAP</text:p>
        </text:list-item>
      </text:list>
      <text:p text:style-name="P13"/>
      <text:p text:style-name="P13">L’insuffisance respiratoire chronique :</text:p>
      <text:p text:style-name="P13"/>
      <text:p text:style-name="P13">Obstacles</text:p>
      <text:list xml:id="list892451173" text:style-name="L15">
        <text:list-item>
          <text:p text:style-name="P18">VAS: sténose tumeur, Asthme sévère, BPCO (dont emphysème),</text:p>
        </text:list-item>
        <text:list-item>
          <text:p text:style-name="P18">DDB (dilatation des bronches) , </text:p>
        </text:list-item>
        <text:list-item>
          <text:p text:style-name="P18">Mucoviscidose</text:p>
          <text:p text:style-name="P18"/>
        </text:list-item>
      </text:list>
      <text:p text:style-name="P13">Atteinte centrale</text:p>
      <text:list xml:id="list1002278233" text:style-name="L16">
        <text:list-item>
          <text:p text:style-name="P19">Neuromusculaire (SLA, myopathie,…)</text:p>
          <text:p text:style-name="P19"/>
        </text:list-item>
      </text:list>
      <text:p text:style-name="P13">Atteinte de la paroi</text:p>
      <text:list xml:id="list4100779465" text:style-name="L17">
        <text:list-item>
          <text:p text:style-name="P20">Obésité, </text:p>
        </text:list-item>
        <text:list-item>
          <text:p text:style-name="P20">pathologie pleurale, </text:p>
        </text:list-item>
        <text:list-item>
          <text:p text:style-name="P20">diaphragme</text:p>
        </text:list-item>
      </text:list>
      <text:p text:style-name="P13"/>
      <text:p text:style-name="P13">Atteinte du parenchyme</text:p>
      <text:list xml:id="list3320529644" text:style-name="L18">
        <text:list-item>
          <text:p text:style-name="P21">PID,</text:p>
        </text:list-item>
      </text:list>
      <text:p text:style-name="P13">Atteinte vasculaire</text:p>
      <text:list xml:id="list1187026777" text:style-name="L19">
        <text:list-item>
          <text:p text:style-name="P22">HTP</text:p>
        </text:list-item>
      </text:list>
      <text:p text:style-name="P13"/>
      <text:p text:style-name="P13">L’équilibre acido-basique :</text:p>
      <text:p text:style-name="P13"/>
      <text:p text:style-name="P13">L’objectif est le maintien du pH entre 7,35 et 7,45. Dans l’organisme on a une production permanente d’acide carbonique H2CO3 et d’acides métaboliques. On a également un système tampon principal.</text:p>
      <text:p text:style-name="P13"/>
      <text:p text:style-name="P13"><text:s/>4 situations :</text:p>
      <text:list xml:id="list469375142" text:style-name="L20">
        <text:list-item>
          <text:p text:style-name="P23">Si le pH baisse nous sommes dans une acidose donc le CO2 augmente → cause respiratoire. Et si c’est l’HCO3 baisse, c’est une cause métabolique.</text:p>
        </text:list-item>
        <text:list-item>
          <text:p text:style-name="P23">Si le pH augmente nous sommes en alcalose. Si c’est le CO2 qui baisse c’est une cause respiratoire et si c’est le HCO3 qui augmente c’est une cause métabolique.</text:p>
        </text:list-item>
      </text:list>
      <text:p text:style-name="P13"/>
      <text:p text:style-name="P24">L’outil d’évaluation est la gazométrie artérielle. Dans certains cas, ça peut être une urgence. </text:p>
      <text:p text:style-name="P24">PaO2 = 5x Pi02 (air que l’on respire). La gozométrie doit être envoyée très v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8:17:23.345743087</meta:creation-date>
    <dc:date>2019-02-25T13:32:11.487452574</dc:date>
    <meta:editing-duration>PT2H19M16S</meta:editing-duration>
    <meta:editing-cycles>1</meta:editing-cycles>
    <meta:document-statistic meta:table-count="0" meta:image-count="0" meta:object-count="0" meta:page-count="2" meta:paragraph-count="84" meta:word-count="388" meta:character-count="2419" meta:non-whitespace-character-count="2157"/>
    <meta:generator>LibreOffice/6.0.7.3$Linux_X86_64 LibreOffice_project/00m0$Build-3</meta:generator>
  </office:meta>
</office:document-meta>
</file>